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Courier, monospace"/>
    <style:font-face style:name="DejaVu Sans" svg:font-family="'DejaVu Sans'"/>
    <style:font-face style:name="DejaVu Sans Mono" svg:font-family="'DejaVu Sans Mono'"/>
    <style:font-face style:name="Droid Sans Fallback2" svg:font-family="'Droid Sans Fallback'"/>
    <style:font-face style:name="Verdana" svg:font-family="Verdana, 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5729in" table:align="left"/>
    </style:style>
    <style:style style:name="Table1.A" style:family="table-column">
      <style:table-column-properties style:column-width="0.8639in"/>
    </style:style>
    <style:style style:name="Table1.B" style:family="table-column">
      <style:table-column-properties style:column-width="1.709in"/>
    </style:style>
    <style:style style:name="Table1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1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2" style:family="table">
      <style:table-properties style:width="2.8285in" table:align="left"/>
    </style:style>
    <style:style style:name="Table2.A" style:family="table-column">
      <style:table-column-properties style:column-width="0.8486in"/>
    </style:style>
    <style:style style:name="Table2.B" style:family="table-column">
      <style:table-column-properties style:column-width="1.9799in"/>
    </style:style>
    <style:style style:name="Table2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2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3" style:family="table">
      <style:table-properties style:width="3.1653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1.9778in"/>
    </style:style>
    <style:style style:name="Table3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3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4" style:family="table">
      <style:table-properties style:width="3.6604in" table:align="left"/>
    </style:style>
    <style:style style:name="Table4.A" style:family="table-column">
      <style:table-column-properties style:column-width="0.6389in"/>
    </style:style>
    <style:style style:name="Table4.B" style:family="table-column">
      <style:table-column-properties style:column-width="3.0215in"/>
    </style:style>
    <style:style style:name="Table4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4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5" style:family="table">
      <style:table-properties style:width="3.8271in" table:align="left"/>
    </style:style>
    <style:style style:name="Table5.A" style:family="table-column">
      <style:table-column-properties style:column-width="0.8056in"/>
    </style:style>
    <style:style style:name="Table5.B" style:family="table-column">
      <style:table-column-properties style:column-width="3.0215in"/>
    </style:style>
    <style:style style:name="Table5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5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7608b" officeooo:paragraph-rsid="0007608b"/>
    </style:style>
    <style:style style:name="P2" style:family="paragraph" style:parent-style-name="Standard">
      <style:paragraph-properties fo:text-align="start" style:justify-single-word="false"/>
      <style:text-properties officeooo:rsid="0007608b" officeooo:paragraph-rsid="0007608b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608b" officeooo:paragraph-rsid="0007608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be4b" officeooo:paragraph-rsid="0008be4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e4560" officeooo:paragraph-rsid="000e456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3c5f" officeooo:paragraph-rsid="00123c5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3c5f" officeooo:paragraph-rsid="001542d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542df" officeooo:paragraph-rsid="001542d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5dcc7" officeooo:paragraph-rsid="0015dcc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60518" officeooo:paragraph-rsid="0016051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a0db2" officeooo:paragraph-rsid="001a0db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b0f29" officeooo:paragraph-rsid="001b0f2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e6dd1" officeooo:paragraph-rsid="001e6dd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0a124" officeooo:paragraph-rsid="0010a12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8be4b" officeooo:paragraph-rsid="0008be4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9eed3" officeooo:paragraph-rsid="0009eed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d2dda" officeooo:paragraph-rsid="000d2dd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0a124" officeooo:paragraph-rsid="0010a12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14731" officeooo:paragraph-rsid="0011473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23c5f" officeooo:paragraph-rsid="00123c5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5dcc7" officeooo:paragraph-rsid="0015dcc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60518" officeooo:paragraph-rsid="0016051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20pt" fo:font-weight="bold" officeooo:rsid="0009eed3" officeooo:paragraph-rsid="0009eed3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09eed3"/>
    </style:style>
    <style:style style:name="P25" style:family="paragraph" style:parent-style-name="Standard">
      <style:paragraph-properties fo:text-align="start" style:justify-single-word="false"/>
      <style:text-properties fo:font-size="16pt" fo:font-weight="bold" officeooo:rsid="002161d8" officeooo:paragraph-rsid="002161d8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9pt" fo:font-weight="bold" officeooo:rsid="002161d8" officeooo:paragraph-rsid="002161d8" style:font-size-asian="7.84999990463257pt" style:font-weight-asian="bold" style:font-size-complex="9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6pt" fo:font-weight="bold" officeooo:rsid="002161d8" officeooo:paragraph-rsid="002161d8" style:font-size-asian="26pt" style:font-weight-asian="bold" style:font-size-complex="26pt" style:font-weight-complex="bold"/>
    </style:style>
    <style:style style:name="P28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fo:font-weight="normal" officeooo:rsid="0009eed3" officeooo:paragraph-rsid="0009eed3" style:font-weight-asian="normal" style:font-weight-complex="normal"/>
    </style:style>
    <style:style style:name="P29" style:family="paragraph" style:parent-style-name="Text_20_body">
      <style:paragraph-properties fo:margin-left="0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30" style:family="paragraph" style:parent-style-name="Text_20_body">
      <style:paragraph-properties fo:margin-left="0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normal"/>
    </style:style>
    <style:style style:name="P31" style:family="paragraph" style:parent-style-name="Heading_20_2">
      <style:paragraph-properties fo:margin-left="0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3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33" style:family="paragraph" style:parent-style-name="Table_20_Heading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34" style:family="paragraph" style:parent-style-name="List_20_Heading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P35" style:family="paragraph" style:parent-style-name="List_20_Contents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36" style:family="paragraph" style:parent-style-name="Preformatted_20_Text">
      <style:paragraph-properties fo:margin-left="0in" fo:margin-right="0in" fo:margin-top="0.1043in" fo:margin-bottom="0in" style:contextual-spacing="false" fo:text-align="start" style:justify-single-word="false" fo:widows="1" fo:text-indent="0in" style:auto-text-indent="false" fo:padding="0.1043in" fo:border="0.06pt dotted #778855"/>
      <style:text-properties fo:font-variant="normal" fo:text-transform="none" fo:color="#000000" style:font-name="Consolas" fo:font-size="9pt" fo:letter-spacing="normal" fo:font-style="normal" fo:font-weight="normal"/>
    </style:style>
    <style:style style:name="P37" style:family="paragraph" style:parent-style-name="Preformatted_20_Text">
      <style:paragraph-properties fo:margin-left="0in" fo:margin-right="0in" fo:margin-top="0.1043in" fo:margin-bottom="0in" style:contextual-spacing="false" fo:text-align="start" style:justify-single-word="false" fo:widows="1" fo:text-indent="0in" style:auto-text-indent="false" fo:padding="0.1043in" fo:border="0.06pt dotted #778855"/>
      <style:text-properties fo:font-variant="normal" fo:text-transform="none" fo:color="#000000" fo:letter-spacing="normal"/>
    </style:style>
    <style:style style:name="P38" style:family="paragraph" style:parent-style-name="Heading_20_3">
      <style:paragraph-properties fo:margin-left="0in" fo:margin-right="0in" fo:margin-top="0.2083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bold"/>
    </style:style>
    <style:style style:name="P39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normal" officeooo:rsid="00160518" officeooo:paragraph-rsid="00160518" style:font-size-asian="10.5pt" style:font-style-asian="normal" style:font-weight-asian="bold" style:font-weight-complex="normal"/>
    </style:style>
    <style:style style:name="P40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bold" officeooo:rsid="001a0db2" officeooo:paragraph-rsid="001a0db2" style:font-size-asian="10.5pt" style:font-style-asian="normal" style:font-weight-asian="bold" style:font-weight-complex="bold"/>
    </style:style>
    <style:style style:name="P41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bold" officeooo:rsid="001a0db2" officeooo:paragraph-rsid="001a0db2" style:font-weight-asian="bold" style:font-weight-complex="bold"/>
    </style:style>
    <style:style style:name="P42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bold" officeooo:rsid="001e6dd1" officeooo:paragraph-rsid="001e6dd1" style:font-weight-asian="bold" style:font-weight-complex="bold"/>
    </style:style>
    <style:style style:name="P43" style:family="paragraph" style:parent-style-name="Heading_20_2">
      <style:paragraph-properties fo:text-align="start" style:justify-single-word="false"/>
      <style:text-properties fo:font-variant="normal" fo:text-transform="none" fo:color="#000000" fo:font-size="9pt" fo:letter-spacing="normal" fo:font-weight="bold" officeooo:rsid="002161d8" officeooo:paragraph-rsid="002161d8" style:font-size-asian="7.84999990463257pt" style:font-weight-asian="bold" style:font-size-complex="9pt" style:font-weight-complex="bold"/>
    </style:style>
    <style:style style:name="P44" style:family="paragraph" style:parent-style-name="Heading_20_2">
      <style:paragraph-properties fo:text-align="start" style:justify-single-word="false"/>
      <style:text-properties fo:font-variant="normal" fo:text-transform="none" fo:color="#000000" fo:font-size="9pt" fo:letter-spacing="normal" fo:font-weight="bold" officeooo:rsid="002161d8" officeooo:paragraph-rsid="002161d8" style:font-name-asian="Verdana" style:font-size-asian="10.5pt" style:font-style-asian="normal" style:font-weight-asian="bold" style:font-size-complex="9pt" style:font-weight-complex="bold" fo:padding="0in" fo:border="none"/>
    </style:style>
    <style:style style:name="P45" style:family="paragraph" style:parent-style-name="Table_20_Contents">
      <style:paragraph-properties fo:margin-top="0in" fo:margin-bottom="0in" style:contextual-spacing="false"/>
    </style:style>
    <style:style style:name="P46" style:family="paragraph" style:parent-style-name="Preformatted_20_Text">
      <style:paragraph-properties fo:text-align="start" style:justify-single-word="false"/>
      <style:text-properties fo:color="#000000" fo:font-weight="bold" officeooo:rsid="001a0db2" officeooo:paragraph-rsid="001a0db2" style:font-weight-asian="bold" style:font-weight-complex="bold"/>
    </style:style>
    <style:style style:name="P4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/>
    </style:style>
    <style:style style:name="P48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9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50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  <style:text-properties fo:font-variant="normal" fo:text-transform="none" fo:color="#000000" fo:letter-spacing="normal"/>
    </style:style>
    <style:style style:name="P51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  <style:text-properties fo:font-variant="normal" fo:text-transform="none" fo:color="#000000" style:font-name="Consolas" fo:font-size="9pt" fo:letter-spacing="normal" fo:font-style="normal" fo:font-weight="normal"/>
    </style:style>
    <style:style style:name="P52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</style:style>
    <style:style style:name="P53" style:family="paragraph" style:parent-style-name="Heading_20_3">
      <style:paragraph-properties fo:margin-left="0.1563in" fo:margin-right="0in" fo:margin-top="0.2083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bold" fo:padding="0in" fo:border="none"/>
    </style:style>
    <style:style style:name="P54" style:family="paragraph" style:parent-style-name="Text_20_body">
      <style:paragraph-properties fo:margin-left="0.1563in" fo:margin-right="0in" fo:margin-top="0in" fo:margin-bottom="0in" style:contextual-spacing="false" style:line-height-at-least="0.1874in" fo:text-align="start" style:justify-single-word="false" fo:widows="1" fo:text-indent="0in" style:auto-text-indent="false" fo:padding="0in" fo:border="none"/>
    </style:style>
    <style:style style:name="P55" style:family="paragraph" style:parent-style-name="Heading_20_2">
      <style:paragraph-properties fo:margin-left="0.1563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10.5pt" style:font-style-asian="normal" style:font-weight-asian="bold" fo:padding="0in" fo:border="none"/>
    </style:style>
    <style:style style:name="P56" style:family="paragraph" style:parent-style-name="Text_20_body">
      <style:paragraph-properties fo:margin-left="0.1563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normal" fo:padding="0in" fo:border="none"/>
    </style:style>
    <style:style style:name="P57" style:family="paragraph" style:parent-style-name="Text_20_body">
      <style:paragraph-properties fo:margin-left="0.1563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fo:padding="0in" fo:border="none"/>
    </style:style>
    <style:style style:name="P58" style:family="paragraph" style:parent-style-name="Preformatted_20_Text">
      <style:paragraph-properties fo:margin-left="0.1563in" fo:margin-right="0in" fo:margin-top="0.1043in" fo:margin-bottom="0in" style:contextual-spacing="false" fo:text-align="start" style:justify-single-word="false" fo:widows="1" fo:text-indent="0in" style:auto-text-indent="false" fo:background-color="#f5f5f5" fo:padding="0.1043in" fo:border="0.06pt dotted #778855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padding="0in" fo:border="none"/>
    </style:style>
    <style:style style:name="P59" style:family="paragraph" style:parent-style-name="Heading_20_1">
      <style:paragraph-properties fo:text-align="start" style:justify-single-word="false"/>
      <style:text-properties fo:font-variant="normal" fo:text-transform="none" fo:color="#000000" fo:font-size="9pt" fo:letter-spacing="normal" fo:font-weight="bold" officeooo:rsid="002161d8" officeooo:paragraph-rsid="002161d8" style:font-size-asian="7.84999990463257pt" style:font-weight-asian="bold" style:font-size-complex="9pt" style:font-weight-complex="bold"/>
    </style:style>
    <style:style style:name="P60" style:family="paragraph" style:parent-style-name="List_20_Heading">
      <style:paragraph-properties fo:text-align="start" style:justify-single-word="false"/>
      <style:text-properties fo:font-size="9pt" fo:font-weight="bold" officeooo:rsid="002161d8" officeooo:paragraph-rsid="002161d8" style:font-size-asian="7.84999990463257pt" style:font-weight-asian="bold" style:font-size-complex="9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900b09" fo:letter-spacing="normal" style:text-underline-style="solid" style:text-underline-width="auto" style:text-underline-color="font-color" fo:background-color="transparent" style:font-name-asian="Verdana" style:font-size-asian="9pt" style:font-style-asian="normal" style:font-weight-asian="normal" fo:padding="0in" fo:border="none"/>
    </style:style>
    <style:style style:name="P62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  <style:text-properties fo:font-variant="normal" fo:text-transform="none" fo:color="#000000" style:font-name="Consolas" fo:font-size="9pt" fo:letter-spacing="normal" fo:font-style="normal" fo:font-weight="normal"/>
    </style:style>
    <style:style style:name="P63" style:family="paragraph" style:parent-style-name="List_20_Contents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P64" style:family="paragraph" style:parent-style-name="List_20_Contents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size="26pt" fo:font-weight="bold" officeooo:rsid="0025b379" officeooo:paragraph-rsid="0025b379" style:font-size-asian="26pt" style:font-weight-asian="bold" style:font-size-complex="26pt" style:font-weight-complex="bold"/>
    </style:style>
    <style:style style:name="P65" style:family="paragraph" style:parent-style-name="List_20_Contents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size="14pt" fo:font-weight="bold" officeooo:rsid="0025b379" officeooo:paragraph-rsid="0025b379" style:font-size-asian="14pt" style:font-weight-asian="bold" style:font-size-complex="14pt" style:font-weight-complex="bold"/>
    </style:style>
    <style:style style:name="P66" style:family="paragraph" style:parent-style-name="List_20_Contents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size="14pt" fo:font-weight="normal" officeooo:rsid="0025b379" officeooo:paragraph-rsid="0025b379" style:font-size-asian="14pt" style:font-weight-asian="normal" style:font-size-complex="14pt" style:font-weight-complex="normal"/>
    </style:style>
    <style:style style:name="T1" style:family="text">
      <style:text-properties officeooo:rsid="0009b5d1"/>
    </style:style>
    <style:style style:name="T2" style:family="text">
      <style:text-properties style:font-name="Verdana" fo:font-size="9pt" fo:font-style="normal" fo:font-weight="normal"/>
    </style:style>
    <style:style style:name="T3" style:family="text">
      <style:text-properties style:font-name-asian="Verdana" style:font-size-asian="9pt" style:font-style-asian="normal" style:font-weight-asian="normal"/>
    </style:style>
    <style:style style:name="T4" style:family="text">
      <style:text-properties fo:font-variant="normal" fo:text-transform="none" fo:color="#000000" fo:letter-spacing="normal" fo:font-weight="bold" style:font-name-asian="Verdana" style:font-size-asian="9pt" style:font-style-asian="normal" style:font-weight-asian="bold" style:font-weight-complex="bold"/>
    </style:style>
    <style:style style:name="T5" style:family="text">
      <style:text-properties fo:font-variant="normal" fo:text-transform="none" fo:color="#000000" fo:letter-spacing="normal" style:font-name-asian="Verdana" style:font-size-asian="9pt" style:font-style-asian="normal" style:font-weight-asian="normal"/>
    </style:style>
    <style:style style:name="T6" style:family="text">
      <style:text-properties fo:font-variant="normal" fo:text-transform="none" fo:color="#000000" fo:letter-spacing="normal" style:font-name-asian="Verdana" style:font-style-asian="normal" style:font-weight-asian="normal"/>
    </style:style>
    <style:style style:name="T7" style:family="text">
      <style:text-properties fo:font-variant="normal" fo:text-transform="none" fo:color="#000000" style:font-name="Verdana" fo:font-size="9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9" style:family="text">
      <style:text-properties fo:font-variant="normal" fo:text-transform="none" fo:color="#000000" style:font-name="Verdana" fo:font-size="10.5pt" fo:letter-spacing="normal" fo:font-style="normal" fo:font-weight="bold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000000" fo:font-size="12pt" fo:letter-spacing="normal" fo:font-weight="bold" style:font-name-asian="Verdana" style:font-size-asian="10.5pt" style:font-style-asian="normal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2pt" fo:letter-spacing="normal" fo:font-weight="bold" officeooo:rsid="000ec79b" style:font-name-asian="Verdana" style:font-size-asian="9pt" style:font-style-asian="normal" style:font-weight-asian="bold" style:font-size-complex="12pt" style:font-weight-complex="bold"/>
    </style:style>
    <style:style style:name="T12" style:family="text">
      <style:text-properties fo:font-variant="normal" fo:text-transform="none" fo:color="#000000" fo:font-size="10.5pt" fo:letter-spacing="normal" fo:font-weight="bold" style:font-name-asian="Verdana" style:font-size-asian="10.5pt" style:font-style-asian="normal" style:font-weight-asian="bold" style:font-size-complex="10.5pt" style:font-weight-complex="bold"/>
    </style:style>
    <style:style style:name="T13" style:family="text">
      <style:text-properties fo:font-variant="normal" fo:text-transform="none" fo:color="#900b09" fo:letter-spacing="normal" style:text-underline-style="solid" style:text-underline-width="auto" style:text-underline-color="font-color" fo:background-color="transparent" loext:char-shading-value="0" style:font-name-asian="Verdana" style:font-size-asian="9pt" style:font-style-asian="normal" style:font-weight-asian="normal" fo:padding="0in" fo:border="none"/>
    </style:style>
    <style:style style:name="T14" style:family="text">
      <style:text-properties fo:font-variant="normal" fo:text-transform="none" fo:color="#900b09" style:font-name="Verdana" fo:font-size="9pt" fo:letter-spacing="normal" fo:font-style="normal" style:text-underline-style="solid" style:text-underline-width="auto" style:text-underline-color="font-color" fo:font-weight="normal" fo:background-color="transparent" loext:char-shading-value="0" fo:padding="0in" fo:border="none"/>
    </style:style>
    <style:style style:name="T15" style:family="text">
      <style:text-properties fo:font-variant="normal" fo:text-transform="none" fo:color="#900b09" style:font-name="Verdana" fo:letter-spacing="normal" fo:font-style="normal" style:text-underline-style="solid" style:text-underline-width="auto" style:text-underline-color="font-color" fo:font-weight="normal" fo:background-color="transparent" loext:char-shading-value="0" fo:padding="0in" fo:border="none"/>
    </style:style>
    <style:style style:name="T16" style:family="text">
      <style:text-properties fo:font-weight="bold" officeooo:rsid="0009eed3" style:font-weight-asian="bold" style:font-weight-complex="bold"/>
    </style:style>
    <style:style style:name="T17" style:family="text">
      <style:text-properties fo:font-size="10.5pt" fo:font-style="normal"/>
    </style:style>
    <style:style style:name="T18" style:family="text">
      <style:text-properties fo:font-size="10.5pt" fo:font-style="normal" fo:font-weight="bold"/>
    </style:style>
    <style:style style:name="T19" style:family="text">
      <style:text-properties officeooo:rsid="001542df"/>
    </style:style>
    <style:style style:name="T20" style:family="text">
      <style:text-properties fo:color="#900b09" style:text-underline-style="solid" style:text-underline-width="auto" style:text-underline-color="font-color" fo:background-color="transparent" loext:char-shading-value="0" fo:padding="0in" fo:border="none"/>
    </style:style>
    <style:style style:name="T21" style:family="text">
      <style:text-properties officeooo:rsid="00160518"/>
    </style:style>
    <style:style style:name="T22" style:family="text">
      <style:text-properties fo:background-color="#efefef" loext:char-shading-value="0"/>
    </style:style>
    <style:style style:name="T23" style:family="text">
      <style:text-properties style:font-name="DejaVu Sans Mono" fo:font-size="9pt"/>
    </style:style>
    <style:style style:name="T24" style:family="text">
      <style:text-properties style:font-name="DejaVu Sans Mono" fo:font-size="9pt" fo:background-color="#efefef" loext:char-shading-value="0"/>
    </style:style>
    <style:style style:name="T25" style:family="text">
      <style:text-properties style:font-name-asian="DejaVu Sans" style:font-size-asian="9pt"/>
    </style:style>
    <style:style style:name="T26" style:family="text">
      <style:text-properties fo:color="#000080" style:font-name="DejaVu Sans Mono" fo:font-size="9pt" fo:font-weight="bold" fo:background-color="#efefef" loext:char-shading-value="0"/>
    </style:style>
    <style:style style:name="T27" style:family="text">
      <style:text-properties fo:color="#000080" style:font-name="DejaVu Sans Mono" fo:font-size="9pt" fo:background-color="#efefef" loext:char-shading-value="0"/>
    </style:style>
    <style:style style:name="T28" style:family="text">
      <style:text-properties fo:color="#000080" fo:font-weight="bold" fo:background-color="#efefef" loext:char-shading-value="0"/>
    </style:style>
    <style:style style:name="T29" style:family="text">
      <style:text-properties fo:color="#0000ff" fo:font-weight="bold" fo:background-color="#efefef" loext:char-shading-value="0"/>
    </style:style>
    <style:style style:name="T30" style:family="text">
      <style:text-properties fo:color="#0000ff" style:font-name="DejaVu Sans Mono" fo:font-size="9pt" fo:font-weight="bold" fo:background-color="#efefef" loext:char-shading-value="0"/>
    </style:style>
    <style:style style:name="T31" style:family="text">
      <style:text-properties fo:color="#008000" fo:font-weight="bold" fo:background-color="#efefef" loext:char-shading-value="0"/>
    </style:style>
    <style:style style:name="T32" style:family="text">
      <style:text-properties fo:color="#008000" style:font-name="DejaVu Sans Mono" fo:font-size="9pt" fo:font-weight="bold" fo:background-color="#efefef" loext:char-shading-value="0"/>
    </style:style>
    <style:style style:name="T33" style:family="text">
      <style:text-properties fo:color="#008000" fo:background-color="#efefef" loext:char-shading-value="0" style:font-name-asian="Droid Sans Fallback2" style:font-size-asian="9pt" style:font-weight-asian="bold"/>
    </style:style>
    <style:style style:name="T34" style:family="text">
      <style:text-properties style:font-size-asian="10.5pt" style:font-style-asian="normal"/>
    </style:style>
    <style:style style:name="T35" style:family="text">
      <style:text-properties style:font-size-asian="10.5pt" style:font-style-asian="normal" style:font-weight-asian="bold"/>
    </style:style>
    <style:style style:name="T36" style:family="text">
      <style:text-properties style:font-name="Consolas" fo:font-size="9pt" fo:font-style="normal" fo:font-weight="normal"/>
    </style:style>
    <style:style style:name="T37" style:family="text">
      <style:text-properties fo:font-size="19.5pt" fo:font-style="normal" fo:font-weight="normal"/>
    </style:style>
    <style:style style:name="T38" style:family="text">
      <style:text-properties style:font-size-asian="19.5pt" style:font-style-asian="normal" style:font-weight-asian="normal"/>
    </style:style>
    <style:style style:name="T39" style:family="text">
      <style:text-properties style:font-name-asian="Consolas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学习笔记</text:p>
      <text:p text:style-name="P3">使用phpstrom时遇到php-cgi not found</text:p>
      <text:p text:style-name="P2">sudo apt-get install php5-cgi</text:p>
      <text:p text:style-name="P2"/>
      <text:p text:style-name="P2"/>
      <text:p text:style-name="P2"/>
      <text:p text:style-name="P23">html</text:p>
      <text:p text:style-name="P4"><text:span text:style-name="T1">&lt;img/&gt;</text:span>用来插入图片，例如</text:p>
      <text:p text:style-name="P15">&lt;p&gt;</text:p>
      <text:p text:style-name="P15">一幅图像：</text:p>
      <text:p text:style-name="P15">&lt;img src="/i/eg_mouse.jpg" width="128" height="128" /&gt;</text:p>
      <text:p text:style-name="P15">&lt;/p&gt;</text:p>
      <text:p text:style-name="P15"/>
      <text:p text:style-name="P24"><text:span text:style-name="T16">table用来表示表格,</text:span><text:span text:style-name="T12">表格的表头使用</text:span><text:span text:style-name="T4"> </text:span><text:span text:style-name="T9">&lt;th&gt;</text:span><text:span text:style-name="T7"> </text:span><text:span text:style-name="T12">标签进行</text:span><text:span text:style-name="T10">定义</text:span><text:span text:style-name="T11">，&lt;td&gt;表格内容</text:span></text:p>
      <text:p text:style-name="P16">&lt;table border="1"&gt;</text:p>
      <text:p text:style-name="P17">&lt;tr&gt; </text:p>
      <text:p text:style-name="P17"><text:tab/>&lt;th&gt;Heading&lt;/th&gt; </text:p>
      <text:p text:style-name="P17"><text:tab/>&lt;th&gt;Another Heading&lt;/th&gt; </text:p>
      <text:p text:style-name="P17">&lt;/tr&gt; </text:p>
      <text:p text:style-name="P16">&lt;tr&gt;</text:p>
      <text:p text:style-name="P16"><text:s text:c="2"/>&lt;td&gt;First&lt;/td&gt;</text:p>
      <text:p text:style-name="P16"><text:s text:c="2"/>&lt;td&gt;Row&lt;/td&gt;</text:p>
      <text:p text:style-name="P28">&lt;/tr&gt; <text:s text:c="2"/></text:p>
      <text:p text:style-name="P16">&lt;tr&gt;</text:p>
      <text:p text:style-name="P16"><text:s text:c="2"/>&lt;td&gt;Second&lt;/td&gt;</text:p>
      <text:p text:style-name="P16"><text:s text:c="2"/>&lt;td&gt;Row&lt;/td&gt;</text:p>
      <text:p text:style-name="P16">&lt;/tr&gt;</text:p>
      <text:p text:style-name="P16">&lt;/table&gt;</text:p>
      <text:p text:style-name="P15"/>
      <text:p text:style-name="P16">First <text:s/><text:tab/> Row</text:p>
      <text:p text:style-name="P16">Second Row</text:p>
      <text:p text:style-name="P5">如果值是空的可以加入&amp;nbsp，这是更安全的做法</text:p>
      <text:p text:style-name="P15"/>
      <text:p text:style-name="P4">横跨两列或两行的单元格</text:p>
      <text:p text:style-name="P18">&lt;th colspan="2"&gt;电话&lt;/th&gt; </text:p>
      <text:p text:style-name="P18">&lt;th rowspan="2"&gt;电话&lt;/th&gt; </text:p>
      <text:p text:style-name="P18"/>
      <text:p text:style-name="P14">文字前面家点：</text:p>
      <text:p text:style-name="P6">&lt;ul&gt;</text:p>
      <text:p text:style-name="P19">&lt;li&gt;苹果&lt;/li&gt;</text:p>
      <text:p text:style-name="P20">&lt;/ul&gt;</text:p>
      <text:p text:style-name="P19"/>
      <text:p text:style-name="P7"><text:span text:style-name="T19">&lt;table border="1" <text:s/>cellpadding="10"&gt;</text:span>用来增加元素和边框的间隙</text:p>
      <text:p text:style-name="P8">&lt;table border="1" cellspacing="10"&gt;用来增加单元格间的距离</text:p>
      <text:p text:style-name="P15"/>
      <text:p text:style-name="P15"/>
      <text:p text:style-name="P9">align="left" <text:s/>align="right"可以让元素靠左后者靠右</text:p>
      <text:p text:style-name="P21"/>
      <text:p text:style-name="P21"/>
      <text:p text:style-name="P21"/>
      <text:p text:style-name="P21"/>
      <text:p text:style-name="P10"><text:soft-page-break/>表格标签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表格</text:p>
          </table:table-cell>
          <table:table-cell table:style-name="Table1.A1" office:value-type="string">
            <text:p text:style-name="P33">描述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able.asp"><text:span text:style-name="T20">&lt;table&gt;</text:span></text:a></text:p>
          </table:table-cell>
          <table:table-cell table:style-name="Table1.A2" office:value-type="string">
            <text:p text:style-name="P32">定义表格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caption.asp"><text:span text:style-name="T20">&lt;caption&gt;</text:span></text:a></text:p>
          </table:table-cell>
          <table:table-cell table:style-name="Table1.A2" office:value-type="string">
            <text:p text:style-name="P32">定义表格标题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h.asp"><text:span text:style-name="T20">&lt;th&gt;</text:span></text:a></text:p>
          </table:table-cell>
          <table:table-cell table:style-name="Table1.A2" office:value-type="string">
            <text:p text:style-name="P32">定义表格的表头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r.asp"><text:span text:style-name="T20">&lt;tr&gt;</text:span></text:a></text:p>
          </table:table-cell>
          <table:table-cell table:style-name="Table1.A2" office:value-type="string">
            <text:p text:style-name="P32">定义表格的行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d.asp"><text:span text:style-name="T20">&lt;td&gt;</text:span></text:a></text:p>
          </table:table-cell>
          <table:table-cell table:style-name="Table1.A2" office:value-type="string">
            <text:p text:style-name="P32">定义表格单元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head.asp"><text:span text:style-name="T20">&lt;thead&gt;</text:span></text:a></text:p>
          </table:table-cell>
          <table:table-cell table:style-name="Table1.A2" office:value-type="string">
            <text:p text:style-name="P32">定义表格的页眉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body.asp"><text:span text:style-name="T20">&lt;tbody&gt;</text:span></text:a></text:p>
          </table:table-cell>
          <table:table-cell table:style-name="Table1.A2" office:value-type="string">
            <text:p text:style-name="P32">定义表格的主体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foot.asp"><text:span text:style-name="T20">&lt;tfoot&gt;</text:span></text:a></text:p>
          </table:table-cell>
          <table:table-cell table:style-name="Table1.A2" office:value-type="string">
            <text:p text:style-name="P32">定义表格的页脚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col.asp"><text:span text:style-name="T20">&lt;col&gt;</text:span></text:a></text:p>
          </table:table-cell>
          <table:table-cell table:style-name="Table1.A2" office:value-type="string">
            <text:p text:style-name="P32">定义用于表格列的属性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colgroup.asp"><text:span text:style-name="T20">&lt;colgroup&gt;</text:span></text:a></text:p>
          </table:table-cell>
          <table:table-cell table:style-name="Table1.A2" office:value-type="string">
            <text:p text:style-name="P45">定义表格列的组。</text:p>
          </table:table-cell>
        </table:table-row>
      </table:table>
      <text:p text:style-name="P21"/>
      <text:p text:style-name="P21"/>
      <text:p text:style-name="P9">无序列表<text:span text:style-name="T21">，有序列表</text:span></text:p>
      <text:p text:style-name="P22">&lt;ul&gt;</text:p>
      <text:p text:style-name="P22"><text:tab/>&lt;li&gt;牛奶&lt;/li&gt;</text:p>
      <text:p text:style-name="P22">&lt;/ul&gt;</text:p>
      <text:p text:style-name="P22"/>
      <text:p text:style-name="P22">&lt;ol start=”50”&gt;</text:p>
      <text:p text:style-name="P22"><text:tab/>&lt;li&gt;牛奶&lt;/li&gt;</text:p>
      <text:p text:style-name="P22">&lt;/ol&gt;</text:p>
      <text:p text:style-name="P22"/>
      <text:p text:style-name="P22"/>
      <text:h text:style-name="P39" text:outline-level="2">列表标签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标签</text:p>
          </table:table-cell>
          <table:table-cell table:style-name="Table2.A1" office:value-type="string">
            <text:p text:style-name="P33">描述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ol.asp"><text:span text:style-name="T20">&lt;ol&gt;</text:span></text:a></text:p>
          </table:table-cell>
          <table:table-cell table:style-name="Table2.A2" office:value-type="string">
            <text:p text:style-name="P32">定义有序列表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ul.asp"><text:span text:style-name="T20">&lt;ul&gt;</text:span></text:a></text:p>
          </table:table-cell>
          <table:table-cell table:style-name="Table2.A2" office:value-type="string">
            <text:p text:style-name="P32">定义无序列表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li.asp"><text:span text:style-name="T20">&lt;li&gt;</text:span></text:a></text:p>
          </table:table-cell>
          <table:table-cell table:style-name="Table2.A2" office:value-type="string">
            <text:p text:style-name="P32">定义列表项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dl.asp"><text:span text:style-name="T20">&lt;dl&gt;</text:span></text:a></text:p>
          </table:table-cell>
          <table:table-cell table:style-name="Table2.A2" office:value-type="string">
            <text:p text:style-name="P32">定义定义列表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dt.asp"><text:span text:style-name="T20">&lt;dt&gt;</text:span></text:a></text:p>
          </table:table-cell>
          <table:table-cell table:style-name="Table2.A2" office:value-type="string">
            <text:p text:style-name="P32">定义定义项目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dd.asp"><text:span text:style-name="T20">&lt;dd&gt;</text:span></text:a></text:p>
          </table:table-cell>
          <table:table-cell table:style-name="Table2.A2" office:value-type="string">
            <text:p text:style-name="P32">定义定义的描述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dir.asp"><text:span text:style-name="T20">&lt;dir&gt;</text:span></text:a></text:p>
          </table:table-cell>
          <table:table-cell table:style-name="Table2.A2" office:value-type="string">
            <text:p text:style-name="P32">已废弃。使用 &lt;ul&gt; 代替它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menu.asp"><text:span text:style-name="T20">&lt;menu&gt;</text:span></text:a></text:p>
          </table:table-cell>
          <table:table-cell table:style-name="Table2.A2" office:value-type="string">
            <text:p text:style-name="P45">已废弃。使用 &lt;ul&gt; 代替它。</text:p>
          </table:table-cell>
        </table:table-row>
      </table:table>
      <text:p text:style-name="P22"/>
      <text:p text:style-name="P22"/>
      <text:p text:style-name="P11"><text:soft-page-break/>&lt;br/&gt;表示换行</text:p>
      <text:p text:style-name="P11"/>
      <text:p text:style-name="P11"/>
      <text:h text:style-name="P40" text:outline-level="2">表单标签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标签</text:p>
          </table:table-cell>
          <table:table-cell table:style-name="Table3.A1" office:value-type="string">
            <text:p text:style-name="P33">描述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form.asp"><text:span text:style-name="T20">&lt;form&gt;</text:span></text:a></text:p>
          </table:table-cell>
          <table:table-cell table:style-name="Table3.A2" office:value-type="string">
            <text:p text:style-name="P32">定义供用户输入的表单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input.asp"><text:span text:style-name="T20">&lt;input&gt;</text:span></text:a></text:p>
          </table:table-cell>
          <table:table-cell table:style-name="Table3.A2" office:value-type="string">
            <text:p text:style-name="P32">定义输入域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textarea.asp"><text:span text:style-name="T20">&lt;textarea&gt;</text:span></text:a></text:p>
          </table:table-cell>
          <table:table-cell table:style-name="Table3.A2" office:value-type="string">
            <text:p text:style-name="P32">定义文本域 (一个多行的输入控件)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label.asp"><text:span text:style-name="T20">&lt;label&gt;</text:span></text:a></text:p>
          </table:table-cell>
          <table:table-cell table:style-name="Table3.A2" office:value-type="string">
            <text:p text:style-name="P32">定义一个控制的标签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fieldset.asp"><text:span text:style-name="T20">&lt;fieldset&gt;</text:span></text:a></text:p>
          </table:table-cell>
          <table:table-cell table:style-name="Table3.A2" office:value-type="string">
            <text:p text:style-name="P32">定义域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legend.asp"><text:span text:style-name="T20">&lt;legend&gt;</text:span></text:a></text:p>
          </table:table-cell>
          <table:table-cell table:style-name="Table3.A2" office:value-type="string">
            <text:p text:style-name="P32">定义域的标题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select.asp"><text:span text:style-name="T20">&lt;select&gt;</text:span></text:a></text:p>
          </table:table-cell>
          <table:table-cell table:style-name="Table3.A2" office:value-type="string">
            <text:p text:style-name="P32">定义一个选择列表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optgroup.asp"><text:span text:style-name="T20">&lt;optgroup&gt;</text:span></text:a></text:p>
          </table:table-cell>
          <table:table-cell table:style-name="Table3.A2" office:value-type="string">
            <text:p text:style-name="P32">定义选项组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option.asp"><text:span text:style-name="T20">&lt;option&gt;</text:span></text:a></text:p>
          </table:table-cell>
          <table:table-cell table:style-name="Table3.A2" office:value-type="string">
            <text:p text:style-name="P32">定义下拉列表中的选项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button.asp"><text:span text:style-name="T20">&lt;button&gt;</text:span></text:a></text:p>
          </table:table-cell>
          <table:table-cell table:style-name="Table3.A2" office:value-type="string">
            <text:p text:style-name="P32">定义一个按钮</text:p>
          </table:table-cell>
        </table:table-row>
        <table:table-row>
          <table:table-cell table:style-name="Table3.A2" office:value-type="string">
            <text:p text:style-name="P32">&lt;isindex&gt;</text:p>
          </table:table-cell>
          <table:table-cell table:style-name="Table3.A2" office:value-type="string">
            <text:p text:style-name="P45">已废弃。由 &lt;input&gt; 代替。</text:p>
          </table:table-cell>
        </table:table-row>
      </table:table>
      <text:p text:style-name="P11"/>
      <text:p text:style-name="P12">发邮件</text:p>
      <text:p text:style-name="P46"><text:span text:style-name="T24">&lt;</text:span><text:span text:style-name="T27">h3</text:span><text:span text:style-name="T24">&gt;</text:span><text:span text:style-name="T25">发个邮件给</text:span><text:span text:style-name="T23">yiren_zhi@163.com</text:span><text:span text:style-name="T24">&lt;/</text:span><text:span text:style-name="T27">h3</text:span><text:span text:style-name="T24">&gt;</text:span></text:p>
      <text:p text:style-name="P49"><text:span text:style-name="T22">&lt;</text:span><text:span text:style-name="T28">form </text:span><text:span text:style-name="T29">action=</text:span><text:span text:style-name="T31">"MAILTO: yiren_zhi@163.com" </text:span><text:span text:style-name="T29">method=</text:span><text:span text:style-name="T31">"post" </text:span><text:span text:style-name="T29">enctype=</text:span><text:span text:style-name="T31">"text/plain"</text:span><text:span text:style-name="T22">&gt;</text:span></text:p>
      <text:p text:style-name="P48"><text:s text:c="4"/><text:span text:style-name="T25">姓名：</text:span><text:span text:style-name="T24">&lt;</text:span><text:span text:style-name="T26">br</text:span><text:span text:style-name="T24">/&gt;</text:span></text:p>
      <text:p text:style-name="P48"><text:s text:c="4"/><text:span text:style-name="T24">&lt;</text:span><text:span text:style-name="T26">input </text:span><text:span text:style-name="T30">type=</text:span><text:span text:style-name="T32">"text" </text:span><text:span text:style-name="T30">value=</text:span><text:span text:style-name="T32">"yourname" </text:span><text:span text:style-name="T30">size=</text:span><text:span text:style-name="T32">"20"</text:span><text:span text:style-name="T24">/&gt;</text:span></text:p>
      <text:p text:style-name="P48"><text:s text:c="4"/><text:span text:style-name="T25">电邮：</text:span><text:span text:style-name="T24">&lt;</text:span><text:span text:style-name="T26">br</text:span><text:span text:style-name="T24">/&gt;</text:span></text:p>
      <text:p text:style-name="P48"><text:s text:c="4"/><text:span text:style-name="T24">&lt;</text:span><text:span text:style-name="T26">input </text:span><text:span text:style-name="T30">type=</text:span><text:span text:style-name="T32">"text" </text:span><text:span text:style-name="T30">value=</text:span><text:span text:style-name="T32">"youremail" </text:span><text:span text:style-name="T30">size=</text:span><text:span text:style-name="T32">"20"</text:span><text:span text:style-name="T24">/&gt;</text:span></text:p>
      <text:p text:style-name="P48"><text:s text:c="4"/><text:span text:style-name="T25">内容：</text:span><text:span text:style-name="T24">&lt;</text:span><text:span text:style-name="T26">br</text:span><text:span text:style-name="T24">/&gt;</text:span></text:p>
      <text:p text:style-name="P48"><text:s text:c="4"/><text:span text:style-name="T24">&lt;</text:span><text:span text:style-name="T26">input </text:span><text:span text:style-name="T30">type=</text:span><text:span text:style-name="T32">"text" </text:span><text:span text:style-name="T30">value=</text:span><text:span text:style-name="T32">"youcomment" </text:span><text:span text:style-name="T30">size=</text:span><text:span text:style-name="T32">"40"</text:span><text:span text:style-name="T24">/&gt;</text:span></text:p>
      <text:p text:style-name="P48"><text:s text:c="4"/><text:span text:style-name="T24">&lt;</text:span><text:span text:style-name="T26">br</text:span><text:span text:style-name="T24">/&gt;&lt;</text:span><text:span text:style-name="T26">br</text:span><text:span text:style-name="T24">/&gt;</text:span></text:p>
      <text:p text:style-name="P48"><text:s text:c="4"/><text:span text:style-name="T24">&lt;</text:span><text:span text:style-name="T26">input </text:span><text:span text:style-name="T30">type=</text:span><text:span text:style-name="T32">"submit" </text:span><text:span text:style-name="T30">value=</text:span><text:span text:style-name="T32">"</text:span><text:span text:style-name="T33">发送</text:span><text:span text:style-name="T32">"</text:span><text:span text:style-name="T24">&gt;</text:span></text:p>
      <text:p text:style-name="P48"><text:s text:c="4"/><text:span text:style-name="T24">&lt;</text:span><text:span text:style-name="T26">input </text:span><text:span text:style-name="T30">type=</text:span><text:span text:style-name="T32">"reset" </text:span><text:span text:style-name="T30">value=</text:span><text:span text:style-name="T32">"</text:span><text:span text:style-name="T33">重置</text:span><text:span text:style-name="T32">"</text:span><text:span text:style-name="T24">&gt;</text:span></text:p>
      <text:p text:style-name="P47"><text:span text:style-name="T22">&lt;/</text:span><text:span text:style-name="T28">form</text:span><text:span text:style-name="T22">&gt;</text:span></text:p>
      <text:h text:style-name="P41" text:outline-level="2"><text:span text:style-name="T17">&lt;!DOCTYPE&gt; </text:span><text:span text:style-name="T34">声明</text:span></text:h>
      <text:p text:style-name="P29"><text:span text:style-name="T2">Web </text:span><text:span text:style-name="T3">世界中存在许多不同的文档。只有了解文档的类型，浏览器才能正确地显示文档。</text:span></text:p>
      <text:p text:style-name="P29"/>
      <text:h text:style-name="P31" text:outline-level="2"><text:span text:style-name="T18">HTML </text:span><text:span text:style-name="T35">头部元素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标签</text:p>
          </table:table-cell>
          <table:table-cell table:style-name="Table4.A1" office:value-type="string">
            <text:p text:style-name="P33">描述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head.asp"><text:span text:style-name="T20">&lt;head&gt;</text:span></text:a></text:p>
          </table:table-cell>
          <table:table-cell table:style-name="Table4.A2" office:value-type="string">
            <text:p text:style-name="P32">定义关于文档的信息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title.asp"><text:span text:style-name="T20">&lt;title&gt;</text:span></text:a></text:p>
          </table:table-cell>
          <table:table-cell table:style-name="Table4.A2" office:value-type="string">
            <text:p text:style-name="P32">定义文档标题。</text:p>
          </table:table-cell>
        </table:table-row>
        <text:soft-page-break/>
        <table:table-row>
          <table:table-cell table:style-name="Table4.A2" office:value-type="string">
            <text:p text:style-name="P32"><text:a xlink:type="simple" xlink:href="http://www.w3school.com.cn/tags/tag_base.asp"><text:span text:style-name="T20">&lt;base&gt;</text:span></text:a></text:p>
          </table:table-cell>
          <table:table-cell table:style-name="Table4.A2" office:value-type="string">
            <text:p text:style-name="P32">定义页面上所有链接的默认地址或默认目标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link.asp"><text:span text:style-name="T20">&lt;link&gt;</text:span></text:a></text:p>
          </table:table-cell>
          <table:table-cell table:style-name="Table4.A2" office:value-type="string">
            <text:p text:style-name="P32">定义文档与外部资源之间的关系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meta.asp"><text:span text:style-name="T20">&lt;meta&gt;</text:span></text:a></text:p>
          </table:table-cell>
          <table:table-cell table:style-name="Table4.A2" office:value-type="string">
            <text:p text:style-name="P32">定义关于 HTML 文档的元数据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script.asp"><text:span text:style-name="T20">&lt;script&gt;</text:span></text:a></text:p>
          </table:table-cell>
          <table:table-cell table:style-name="Table4.A2" office:value-type="string">
            <text:p text:style-name="P32">定义客户端脚本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style.asp"><text:span text:style-name="T20">&lt;style&gt;</text:span></text:a></text:p>
          </table:table-cell>
          <table:table-cell table:style-name="Table4.A2" office:value-type="string">
            <text:p text:style-name="P45">定义文档的样式信息。</text:p>
          </table:table-cell>
        </table:table-row>
      </table:table>
      <text:p text:style-name="P30"/>
      <text:p text:style-name="P11"/>
      <text:p text:style-name="P13">脚本</text:p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标签</text:p>
          </table:table-cell>
          <table:table-cell table:style-name="Table5.A1" office:value-type="string">
            <text:p text:style-name="P33">描述</text:p>
          </table:table-cell>
        </table:table-row>
        <table:table-row>
          <table:table-cell table:style-name="Table5.A2" office:value-type="string">
            <text:p text:style-name="P32"><text:a xlink:type="simple" xlink:href="http://www.w3school.com.cn/tags/tag_script.asp"><text:span text:style-name="T20">&lt;script&gt;</text:span></text:a></text:p>
          </table:table-cell>
          <table:table-cell table:style-name="Table5.A2" office:value-type="string">
            <text:p text:style-name="P32">定义客户端脚本。</text:p>
          </table:table-cell>
        </table:table-row>
        <table:table-row>
          <table:table-cell table:style-name="Table5.A2" office:value-type="string">
            <text:p text:style-name="P32"><text:a xlink:type="simple" xlink:href="http://www.w3school.com.cn/tags/tag_noscript.asp"><text:span text:style-name="T20">&lt;noscript&gt;</text:span></text:a></text:p>
          </table:table-cell>
          <table:table-cell table:style-name="Table5.A2" office:value-type="string">
            <text:p text:style-name="P45">为不支持客户端脚本的浏览器定义替代内容。</text:p>
          </table:table-cell>
        </table:table-row>
      </table:table>
      <text:p text:style-name="P13"/>
      <text:p text:style-name="P13"/>
      <text:p text:style-name="P13"/>
      <text:h text:style-name="P42" text:outline-level="2"><text:span text:style-name="T34">播放音频最好的 </text:span><text:span text:style-name="T17">HTML </text:span><text:span text:style-name="T34">解决方法</text:span></text:h>
      <text:h text:style-name="P38" text:outline-level="3">实例</text:h>
      <text:p text:style-name="P36">&lt;audio controls="controls" height="100" width="100"&gt;</text:p>
      <text:p text:style-name="P50"><text:s text:c="2"/><text:span text:style-name="T36">&lt;source src="song.mp3" type="audio/mp3" /&gt;</text:span></text:p>
      <text:p text:style-name="P50"><text:s text:c="2"/><text:span text:style-name="T36">&lt;source src="song.ogg" type="audio/ogg" /&gt;</text:span></text:p>
      <text:p text:style-name="P51">&lt;embed height="100" width="100" src="song.mp3" /&gt;</text:p>
      <text:p text:style-name="P51">&lt;/audio&gt;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7"><text:soft-page-break/>JavaScript</text:p>
      <text:p text:style-name="P25"/>
      <text:h text:style-name="P59" text:outline-level="1"><text:span text:style-name="T37">JavaScript HTML DOM </text:span><text:span text:style-name="T38">元素（节点）</text:span></text:h>
      <text:h text:style-name="P43" text:outline-level="2"><text:span text:style-name="T34">创建新的 </text:span><text:span text:style-name="T17">HTML </text:span><text:span text:style-name="T34">元素</text:span></text:h>
      <text:p text:style-name="P29"><text:span text:style-name="T3">如需向 </text:span><text:span text:style-name="T2">HTML DOM </text:span><text:span text:style-name="T3">添加新元素，您必须首先创建该元素（元素节点），然后向一个已存在的元素追加该元素。</text:span></text:p>
      <text:h text:style-name="P38" text:outline-level="3">实例</text:h>
      <text:p text:style-name="P36">&lt;div id="div1"&gt;</text:p>
      <text:p text:style-name="P50"><text:span text:style-name="T36">&lt;p id="p1"&gt;</text:span><text:span text:style-name="T39">这是一个段落</text:span><text:span text:style-name="T36">&lt;/p&gt;</text:span></text:p>
      <text:p text:style-name="P50"><text:span text:style-name="T36">&lt;p id="p2"&gt;</text:span><text:span text:style-name="T39">这是另一个段落</text:span><text:span text:style-name="T36">&lt;/p&gt;</text:span></text:p>
      <text:p text:style-name="P51">&lt;/div&gt;</text:p>
      <text:p text:style-name="P52"/>
      <text:p text:style-name="P51">&lt;script&gt;</text:p>
      <text:p text:style-name="P51">var para=document.createElement("p");</text:p>
      <text:p text:style-name="P50"><text:span text:style-name="T36">var node=document.createTextNode("</text:span><text:span text:style-name="T39">这是新段落。</text:span><text:span text:style-name="T36">");</text:span></text:p>
      <text:p text:style-name="P51">para.appendChild(node);</text:p>
      <text:p text:style-name="P52"/>
      <text:p text:style-name="P51">var element=document.getElementById("div1");</text:p>
      <text:p text:style-name="P51">element.appendChild(para);</text:p>
      <text:p text:style-name="P51">&lt;/script&gt;</text:p>
      <text:p text:style-name="P61"/>
      <text:p text:style-name="P30">例子解释：</text:p>
      <text:p text:style-name="P29"><text:span text:style-name="T3">这段代码创建新的 </text:span><text:span text:style-name="T2">&lt;p&gt; </text:span><text:span text:style-name="T3">元素：</text:span></text:p>
      <text:p text:style-name="P36">var para=document.createElement("p");</text:p>
      <text:p text:style-name="P29"><text:span text:style-name="T3">如需向 </text:span><text:span text:style-name="T2">&lt;p&gt; </text:span><text:span text:style-name="T3">元素添加文本，您必须首先创建文本节点。这段代码创建了一个文本节点：</text:span></text:p>
      <text:p text:style-name="P37"><text:span text:style-name="T36">var node=document.createTextNode("</text:span><text:span text:style-name="T39">这是新段落。</text:span><text:span text:style-name="T36">");</text:span></text:p>
      <text:p text:style-name="P29"><text:span text:style-name="T3">然后您必须向 </text:span><text:span text:style-name="T2">&lt;p&gt; </text:span><text:span text:style-name="T3">元素追加这个文本节点：</text:span></text:p>
      <text:p text:style-name="P36">para.appendChild(node);</text:p>
      <text:p text:style-name="P30">最后您必须向一个已有的元素追加这个新元素。</text:p>
      <text:p text:style-name="P30">这段代码找到一个已有的元素：</text:p>
      <text:p text:style-name="P36">var element=document.getElementById("div1");</text:p>
      <text:p text:style-name="P30"><text:soft-page-break/>这段代码向这个已有的元素追加新元素：</text:p>
      <text:p text:style-name="P36">element.appendChild(para);</text:p>
      <text:p text:style-name="P26"/>
      <text:p text:style-name="P26"/>
      <text:h text:style-name="P43" text:outline-level="2"><text:span text:style-name="T34">删除已有的 </text:span><text:span text:style-name="T17">HTML </text:span><text:span text:style-name="T34">元素</text:span></text:h>
      <text:p text:style-name="P29"><text:span text:style-name="T3">如需删除 </text:span><text:span text:style-name="T2">HTML </text:span><text:span text:style-name="T3">元素，您必须首先获得该元素的父元素：</text:span></text:p>
      <text:h text:style-name="P38" text:outline-level="3">实例</text:h>
      <text:p text:style-name="P36">&lt;div id="div1"&gt;</text:p>
      <text:p text:style-name="P50"><text:span text:style-name="T36">&lt;p id="p1"&gt;</text:span><text:span text:style-name="T39">这是一个段落。</text:span><text:span text:style-name="T36">&lt;/p&gt;</text:span></text:p>
      <text:p text:style-name="P50"><text:span text:style-name="T36">&lt;p id="p2"&gt;</text:span><text:span text:style-name="T39">这是另一个段落。</text:span><text:span text:style-name="T36">&lt;/p&gt;</text:span></text:p>
      <text:p text:style-name="P51">&lt;/div&gt;</text:p>
      <text:p text:style-name="P52"/>
      <text:p text:style-name="P51">&lt;script&gt;</text:p>
      <text:p text:style-name="P51">var parent=document.getElementById("div1");</text:p>
      <text:p text:style-name="P51">var child=document.getElementById("p1");</text:p>
      <text:p text:style-name="P51">parent.removeChild(child);</text:p>
      <text:p text:style-name="P51">&lt;/script&gt;</text:p>
      <text:p text:style-name="P30">例子解释：</text:p>
      <text:p text:style-name="P29"><text:span text:style-name="T3">这个 </text:span><text:span text:style-name="T2">HTML </text:span><text:span text:style-name="T3">文档含有拥有两个子节点（两个 </text:span><text:span text:style-name="T2">&lt;p&gt; </text:span><text:span text:style-name="T3">元素）的 </text:span><text:span text:style-name="T2">&lt;div&gt; </text:span><text:span text:style-name="T3">元素：</text:span></text:p>
      <text:p text:style-name="P36">&lt;div id="div1"&gt;</text:p>
      <text:p text:style-name="P50"><text:span text:style-name="T36">&lt;p id="p1"&gt;</text:span><text:span text:style-name="T39">这是一个段落。</text:span><text:span text:style-name="T36">&lt;/p&gt;</text:span></text:p>
      <text:p text:style-name="P50"><text:span text:style-name="T36">&lt;p id="p2"&gt;</text:span><text:span text:style-name="T39">这是另一个段落。</text:span><text:span text:style-name="T36">&lt;/p&gt;</text:span></text:p>
      <text:p text:style-name="P51">&lt;/div&gt;</text:p>
      <text:p text:style-name="P29"><text:span text:style-name="T3">找到 </text:span><text:span text:style-name="T2">id="div1" </text:span><text:span text:style-name="T3">的元素：</text:span></text:p>
      <text:p text:style-name="P36">var parent=document.getElementById("div1");</text:p>
      <text:p text:style-name="P29"><text:span text:style-name="T3">找到 </text:span><text:span text:style-name="T2">id="p1" </text:span><text:span text:style-name="T3">的 </text:span><text:span text:style-name="T2">&lt;p&gt; </text:span><text:span text:style-name="T3">元素：</text:span></text:p>
      <text:p text:style-name="P36">var child=document.getElementById("p1");</text:p>
      <text:p text:style-name="P30">从父元素中删除子元素：</text:p>
      <text:p text:style-name="P36">parent.removeChild(child);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h text:style-name="P44" text:outline-level="2">创建直接的实例</text:h>
      <text:p text:style-name="P56">这个例子创建了对象的一个新实例，并向其添加了四个属性：</text:p>
      <text:h text:style-name="P53" text:outline-level="3">实例</text:h>
      <text:p text:style-name="P58">person=new Object();</text:p>
      <text:p text:style-name="P58">person.firstname="Bill";</text:p>
      <text:p text:style-name="P58">person.lastname="Gates";</text:p>
      <text:p text:style-name="P58">person.age=56;</text:p>
      <text:p text:style-name="P58">person.eyecolor="blue";</text:p>
      <text:p text:style-name="P54"><text:a xlink:type="simple" xlink:href="http://www.w3school.com.cn/tiy/t.asp?f=js_create_object" office:target-frame-name="_blank" xlink:show="new"><text:span text:style-name="T13">亲自试一试</text:span></text:a></text:p>
      <text:p text:style-name="P57"><text:span text:style-name="T3">替代语法（使用对象 </text:span><text:span text:style-name="T2">literals</text:span><text:span text:style-name="T3">）：</text:span></text:p>
      <text:h text:style-name="P53" text:outline-level="3">实例</text:h>
      <text:p text:style-name="P58">person={firstname:"John",lastname:"Doe",age:50,eyecolor:"blue"};</text:p>
      <text:p text:style-name="P54"><text:a xlink:type="simple" xlink:href="http://www.w3school.com.cn/tiy/t.asp?f=js_create_object1" office:target-frame-name="_blank" xlink:show="new"><text:span text:style-name="T13">亲自试一试</text:span></text:a></text:p>
      <text:h text:style-name="P55" text:outline-level="2">使用对象构造器</text:h>
      <text:p text:style-name="P56">本例使用函数来构造对象：</text:p>
      <text:h text:style-name="P53" text:outline-level="3">实例</text:h>
      <text:p text:style-name="P58">function person(firstname,lastname,age,eyecolor)</text:p>
      <text:p text:style-name="P58">{</text:p>
      <text:p text:style-name="P58">this.firstname=firstname;</text:p>
      <text:p text:style-name="P58">this.lastname=lastname;</text:p>
      <text:p text:style-name="P58">this.age=age;</text:p>
      <text:p text:style-name="P58">this.eyecolor=eyecolor;</text:p>
      <text:p text:style-name="P58">}</text:p>
      <text:p text:style-name="P26"/>
      <text:p text:style-name="P26"/>
      <text:h text:style-name="P43" text:outline-level="2"><text:span text:style-name="T34">把方法添加到 </text:span><text:span text:style-name="T17">JavaScript </text:span><text:span text:style-name="T34">对象</text:span></text:h>
      <text:p text:style-name="P30">方法只不过是附加在对象上的函数。</text:p>
      <text:p text:style-name="P30">在构造器函数内部定义对象的方法：</text:p>
      <text:p text:style-name="P36">function person(firstname,lastname,age,eyecolor)</text:p>
      <text:p text:style-name="P51">{</text:p>
      <text:p text:style-name="P51">this.firstname=firstname;</text:p>
      <text:p text:style-name="P51">this.lastname=lastname;</text:p>
      <text:p text:style-name="P51">this.age=age;</text:p>
      <text:p text:style-name="P51">this.eyecolor=eyecolor;</text:p>
      <text:p text:style-name="P52"><text:soft-page-break/></text:p>
      <text:p text:style-name="P51">this.changeName=changeName;</text:p>
      <text:p text:style-name="P51">function changeName(name)</text:p>
      <text:p text:style-name="P51">{</text:p>
      <text:p text:style-name="P51">this.lastname=name;</text:p>
      <text:p text:style-name="P51">}</text:p>
      <text:p text:style-name="P51">}</text:p>
      <text:p text:style-name="P26"/>
      <text:p text:style-name="P26"/>
      <text:p text:style-name="P26"/>
      <text:p text:style-name="P60"><text:a xlink:type="simple" xlink:href="http://www.w3school.com.cn/tiy/t.asp?f=jsrf_string_indexof" office:target-frame-name="_blank" xlink:show="new"><text:span text:style-name="T15">indexOf() </text:span></text:a><text:a xlink:type="simple" xlink:href="http://www.w3school.com.cn/tiy/t.asp?f=jsrf_string_indexof" office:target-frame-name="_blank" xlink:show="new"><text:span text:style-name="T13">方法</text:span></text:a></text:p>
      <text:p text:style-name="P35"><text:span text:style-name="T3">如何使用 </text:span><text:span text:style-name="T2">indexOf() </text:span><text:span text:style-name="T3">来定位字符串中某一个指定的字符首次出现的位置。</text:span></text:p>
      <text:p text:style-name="P34"><text:a xlink:type="simple" xlink:href="http://www.w3school.com.cn/tiy/t.asp?f=jsrf_string_match" office:target-frame-name="_blank" xlink:show="new"><text:span text:style-name="T14">match() </text:span></text:a><text:a xlink:type="simple" xlink:href="http://www.w3school.com.cn/tiy/t.asp?f=jsrf_string_match" office:target-frame-name="_blank" xlink:show="new"><text:span text:style-name="T13">方法</text:span></text:a></text:p>
      <text:p text:style-name="P63"><text:span text:style-name="T5">如何使用 </text:span><text:span text:style-name="T8">match() </text:span><text:span text:style-name="T5">来查找字符串中特定的字符，并且如果找到的话，则返回这个字符。</text:span><text:line-break/></text:p>
      <text:p text:style-name="P63"/>
      <text:p text:style-name="P63"/>
      <text:p text:style-name="P64">Mysql</text:p>
      <text:p text:style-name="P65">一个典型的数据库建表, 建用户过程:</text:p>
      <text:p text:style-name="P66">http://my.oschina.net/u/1179414/blog/20237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Courier, monospace"/>
    <style:font-face style:name="DejaVu Sans" svg:font-family="'DejaVu Sans'"/>
    <style:font-face style:name="DejaVu Sans Mono" svg:font-family="'DejaVu Sans Mono'"/>
    <style:font-face style:name="Droid Sans Fallback2" svg:font-family="'Droid Sans Fallback'"/>
    <style:font-face style:name="Verdana" svg:font-family="Verdana, 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4:45:48.628591378</meta:creation-date>
    <dc:date>2015-12-07T14:46:56.736015617</dc:date>
    <meta:editing-duration>P1DT4H38M59S</meta:editing-duration>
    <meta:editing-cycles>21</meta:editing-cycles>
    <meta:generator>LibreOffice/4.2.8.2$Linux_X86_64 LibreOffice_project/420m0$Build-2</meta:generator>
    <meta:document-statistic meta:table-count="5" meta:image-count="0" meta:object-count="0" meta:page-count="8" meta:paragraph-count="255" meta:word-count="1383" meta:character-count="4002" meta:non-whitespace-character-count="3805"/>
  </office:meta>
</office:document-meta>
</file>